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Sitka Banner" svg:font-family="'Sitka Banner'" style:font-pitch="variable"/>
    <style:font-face style:name="Sitka Display" svg:font-family="'Sitka Display'" style:font-pitch="variable"/>
    <style:font-face style:name="Cambria" svg:font-family="Cambri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mbria" officeooo:rsid="001f9f0a" officeooo:paragraph-rsid="0020ccc9"/>
    </style:style>
    <style:style style:name="P2" style:family="paragraph" style:parent-style-name="Standard">
      <style:text-properties style:font-name="Cambria" officeooo:rsid="001f9f0a" officeooo:paragraph-rsid="0020ebfa"/>
    </style:style>
    <style:style style:name="P3" style:family="paragraph" style:parent-style-name="Standard">
      <style:text-properties style:font-name="Cambria" officeooo:rsid="0020ebfa" officeooo:paragraph-rsid="0020ebfa"/>
    </style:style>
    <style:style style:name="P4" style:family="paragraph" style:parent-style-name="Standard">
      <style:paragraph-properties fo:text-align="center" style:justify-single-word="false"/>
      <style:text-properties style:font-name="Cambria" fo:font-size="14pt" style:text-underline-style="solid" style:text-underline-width="auto" style:text-underline-color="font-color" fo:font-weight="bold" officeooo:rsid="0020ebfa" officeooo:paragraph-rsid="0020ebfa"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Cambria" fo:font-size="14pt" style:text-underline-style="solid" style:text-underline-width="auto" style:text-underline-color="font-color" fo:font-weight="bold" officeooo:rsid="0020ebfa" officeooo:paragraph-rsid="0020ebfa"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font-name="Cambria" fo:font-size="14pt" style:text-underline-style="solid" style:text-underline-width="auto" style:text-underline-color="font-color" fo:font-weight="bold" officeooo:rsid="0022cd44" officeooo:paragraph-rsid="0022cd44" style:font-size-asian="12.25pt" style:font-weight-asian="bold" style:font-size-complex="14pt" style:font-weight-complex="bold"/>
    </style:style>
    <style:style style:name="P7" style:family="paragraph" style:parent-style-name="Standard">
      <style:paragraph-properties fo:text-align="start" style:justify-single-word="false"/>
      <style:text-properties style:font-name="Cambria" fo:font-size="14pt" style:text-underline-style="solid" style:text-underline-width="auto" style:text-underline-color="font-color" fo:font-weight="normal" officeooo:rsid="0020ebfa" officeooo:paragraph-rsid="0020ebfa"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font-name="Cambria" fo:font-size="14pt" style:text-underline-style="solid" style:text-underline-width="auto" style:text-underline-color="font-color" fo:font-weight="normal" officeooo:rsid="0020ebfa" officeooo:paragraph-rsid="0022cd44"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Cambria" fo:font-size="14pt" style:text-underline-style="none" fo:font-weight="bold" officeooo:rsid="0022cd44" officeooo:paragraph-rsid="0022cd44" style:font-size-asian="12.25pt" style:font-weight-asian="bold" style:font-size-complex="14pt" style:font-weight-complex="bold"/>
    </style:style>
    <style:style style:name="P10" style:family="paragraph" style:parent-style-name="Standard">
      <style:paragraph-properties fo:text-align="center" style:justify-single-word="false"/>
      <style:text-properties style:font-name="Cambria" fo:font-size="14pt" style:text-underline-style="none" fo:font-weight="bold" officeooo:rsid="0022cd44" officeooo:paragraph-rsid="0022cd44" style:font-size-asian="12.25pt" style:font-weight-asian="bold" style:font-size-complex="14pt" style:font-weight-complex="bold"/>
    </style:style>
    <style:style style:name="P11" style:family="paragraph" style:parent-style-name="Standard">
      <style:paragraph-properties fo:text-align="start" style:justify-single-word="false"/>
      <style:text-properties style:font-name="Cambria" fo:font-size="14pt" style:text-underline-style="none" fo:font-weight="normal" officeooo:rsid="0020ebfa" officeooo:paragraph-rsid="0020ebfa" style:font-size-asian="12.25pt" style:font-weight-asian="normal" style:font-size-complex="14pt" style:font-weight-complex="normal"/>
    </style:style>
    <style:style style:name="P12" style:family="paragraph" style:parent-style-name="Standard">
      <style:paragraph-properties fo:text-align="center" style:justify-single-word="false"/>
      <style:text-properties style:font-name="Cambria" fo:font-size="16pt" style:text-underline-style="solid" style:text-underline-width="auto" style:text-underline-color="font-color" fo:font-weight="bold" officeooo:rsid="0020ebfa" officeooo:paragraph-rsid="0020ebfa" style:font-size-asian="16pt" style:font-weight-asian="bold" style:font-size-complex="16pt" style:font-weight-complex="bold"/>
    </style:style>
    <style:style style:name="P13" style:family="paragraph" style:parent-style-name="Standard">
      <style:paragraph-properties fo:text-align="start" style:justify-single-word="false"/>
      <style:text-properties style:font-name="Cambria" fo:font-size="12pt" style:text-underline-style="none" fo:font-weight="normal" officeooo:rsid="0020ebfa" officeooo:paragraph-rsid="0020ebfa"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Cambria" fo:font-size="12pt" style:text-underline-style="none" fo:font-weight="normal" officeooo:rsid="00221185" officeooo:paragraph-rsid="00221185"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Cambria" fo:font-size="12pt" style:text-underline-style="none" fo:font-weight="normal" officeooo:rsid="0020ebfa" officeooo:paragraph-rsid="0022cd44"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221185" style:font-weight-asian="bold" style:font-weight-complex="bold"/>
    </style:style>
    <style:style style:name="T3" style:family="text">
      <style:text-properties officeooo:rsid="00221185"/>
    </style:style>
    <style:style style:name="T4" style:family="text">
      <style:text-properties fo:font-size="12pt" officeooo:rsid="00221185" style:font-size-asian="12pt" style:font-size-complex="12pt"/>
    </style:style>
    <style:style style:name="T5" style:family="text">
      <style:text-properties officeooo:rsid="0023834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401448 <text:s text:c="141"/>21401938 MÜLLER <text:s text:c="108"/><text:tab/><text:tab/><text:tab/> <text:s text:c="9"/>PETIT</text:p>
      <text:p text:style-name="P2">Raphaël<text:tab/><text:tab/><text:tab/><text:tab/><text:tab/><text:tab/><text:tab/><text:tab/><text:tab/> <text:s text:c="39"/>Ilian</text:p>
      <text:p text:style-name="P3">Gr. 3<text:tab/><text:tab/><text:tab/><text:tab/><text:tab/><text:tab/><text:tab/><text:tab/><text:tab/><text:tab/><text:tab/><text:tab/><text:tab/> Gr.3</text:p>
      <text:p text:style-name="P12">IN505:PROJET TANKS</text:p>
      <text:p text:style-name="P4"/>
      <text:p text:style-name="P5">Sommaire</text:p>
      <text:p text:style-name="P5"/>
      <text:p text:style-name="P7"><text:span text:style-name="T1">I. Principe du jeu</text:span></text:p>
      <text:p text:style-name="P11"><text:span text:style-name="T1"/></text:p>
      <text:p text:style-name="P7"><text:span text:style-name="T1">II. Le terrain</text:span></text:p>
      <text:p text:style-name="P11"><text:span text:style-name="T1"><text:tab/></text:span><text:span text:style-name="T4">II.1.Qt</text:span></text:p>
      <text:p text:style-name="P13"><text:tab/><text:span text:style-name="T3">II.2</text:span>. <text:span text:style-name="T3">La classe "Terrain"</text:span></text:p>
      <text:p text:style-name="P14"><text:tab/>II.3. La classe "Point"</text:p>
      <text:p text:style-name="P13"><text:span text:style-name="T3"><text:tab/>II.4. La classe "Grilleterrain"</text:span></text:p>
      <text:p text:style-name="P11"><text:span text:style-name="T1"/></text:p>
      <text:p text:style-name="P7"><text:span text:style-name="T1">III. Le tank</text:span></text:p>
      <text:p text:style-name="P11"><text:span text:style-name="T1"><text:tab/></text:span><text:span text:style-name="T4">III.1.Qt</text:span></text:p>
      <text:p text:style-name="P13"><text:span text:style-name="T1"><text:tab/></text:span><text:span text:style-name="T3">III.2. La classe "Hud"</text:span></text:p>
      <text:p text:style-name="P13"><text:span text:style-name="T2"><text:tab/></text:span><text:span text:style-name="T3">III.3. La classe "Tourelle"</text:span></text:p>
      <text:p text:style-name="P13"><text:tab/><text:span text:style-name="T3">III.4. La classe "Tank"</text:span></text:p>
      <text:p text:style-name="P11"><text:span text:style-name="T1"/></text:p>
      <text:p text:style-name="P7"><text:span text:style-name="T1">IV. Les tours</text:span></text:p>
      <text:p text:style-name="P11"><text:span text:style-name="T1"><text:tab/></text:span><text:span text:style-name="T4">IV.1.Qt</text:span></text:p>
      <text:p text:style-name="P13"><text:span text:style-name="T2"><text:tab/></text:span><text:span text:style-name="T3">IV.2. La classe "Tir"</text:span></text:p>
      <text:p text:style-name="P13"><text:tab/><text:span text:style-name="T3">IV.3.Le Main et la gestion des tours</text:span></text:p>
      <text:p text:style-name="P11"/>
      <text:p text:style-name="P6">V.Conclusion</text:p>
      <text:p text:style-name="P9"/>
      <text:p text:style-name="P9"/>
      <text:p text:style-name="P10">*</text:p>
      <text:p text:style-name="P10">* <text:s text:c="3"/>*</text:p>
      <text:p text:style-name="P9"/>
      <text:p text:style-name="P9"/>
      <text:p text:style-name="P8"><text:span text:style-name="T1">I. Principe du jeu</text:span></text:p>
      <text:p text:style-name="P8"><text:span text:style-name="T1"/></text:p>
      <text:p text:style-name="P15"><text:tab/><text:span text:style-name="T5">Le but du jeu est simple: Il faut éliminer l'adversaire en lui tirant dessus avec un des 3 types d'obus dont notre tank est équipé. Afin d'y arriver, il faut déplacer son véhicule sur le terrain en en ésquivant les obstacles jusqu'à ce que l'on se trouve à portée de tir du tank adverse, avant de devoir angler convenablement la tourelle et le canon. Le jeu se joue en tour par tour et la seule condition de vicoire est la destruction du tank adver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Sitka Banner" svg:font-family="'Sitka Banner'" style:font-pitch="variable"/>
    <style:font-face style:name="Sitka Display" svg:font-family="'Sitka Display'" style:font-pitch="variable"/>
    <style:font-face style:name="Cambria" svg:font-family="Cambri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5M43S</meta:editing-duration>
    <meta:editing-cycles>7</meta:editing-cycles>
    <meta:generator>LibreOffice/5.2.4.2$Windows_x86 LibreOffice_project/3d5603e1122f0f102b62521720ab13a38a4e0eb0</meta:generator>
    <dc:date>2017-01-09T06:20:04.317000000</dc:date>
    <meta:document-statistic meta:table-count="0" meta:image-count="0" meta:object-count="0" meta:page-count="1" meta:paragraph-count="25" meta:word-count="155" meta:character-count="1188" meta:non-whitespace-character-count="720"/>
    <meta:user-defined meta:name="Info 1"/>
    <meta:user-defined meta:name="Info 2"/>
    <meta:user-defined meta:name="Info 3"/>
    <meta:user-defined meta:name="Info 4"/>
  </office:meta>
</office:document-meta>
</file>